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573" officeooo:paragraph-rsid="00197573"/>
    </style:style>
    <style:style style:name="P2" style:family="paragraph" style:parent-style-name="Standard">
      <style:paragraph-properties fo:text-align="center" style:justify-single-word="false"/>
      <style:text-properties officeooo:rsid="00197573" officeooo:paragraph-rsid="00197573"/>
    </style:style>
    <style:style style:name="P3" style:family="paragraph" style:parent-style-name="Standard">
      <style:paragraph-properties fo:text-align="justify" style:justify-single-word="false"/>
      <style:text-properties officeooo:rsid="00197573" officeooo:paragraph-rsid="00197573"/>
    </style:style>
    <style:style style:name="P4" style:family="paragraph" style:parent-style-name="Standard">
      <style:text-properties officeooo:paragraph-rsid="001ece7d"/>
    </style:style>
    <style:style style:name="P5" style:family="paragraph" style:parent-style-name="Standard">
      <style:paragraph-properties fo:text-align="justify" style:justify-single-word="false"/>
      <style:text-properties officeooo:rsid="001ece7d" officeooo:paragraph-rsid="001ece7d"/>
    </style:style>
    <style:style style:name="P6" style:family="paragraph" style:parent-style-name="Standard">
      <style:paragraph-properties fo:text-align="justify" style:justify-single-word="false"/>
      <style:text-properties officeooo:paragraph-rsid="001ece7d"/>
    </style:style>
    <style:style style:name="P7" style:family="paragraph" style:parent-style-name="Standard">
      <style:paragraph-properties fo:text-align="justify" style:justify-single-word="false"/>
      <style:text-properties officeooo:rsid="001f7bc1" officeooo:paragraph-rsid="001ece7d"/>
    </style:style>
    <style:style style:name="P8" style:family="paragraph" style:parent-style-name="Standard">
      <style:text-properties fo:color="#000000" loext:opacity="100%" fo:font-size="12pt" officeooo:rsid="001f7bc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022829d" officeooo:paragraph-rsid="0022829d"/>
    </style:style>
    <style:style style:name="P10" style:family="paragraph" style:parent-style-name="Standard">
      <style:paragraph-properties fo:text-align="justify" style:justify-single-word="false"/>
      <style:text-properties officeooo:rsid="0022829d" officeooo:paragraph-rsid="0022829d"/>
    </style:style>
    <style:style style:name="P11" style:family="paragraph" style:parent-style-name="Standard">
      <style:paragraph-properties fo:text-align="justify" style:justify-single-word="false"/>
      <style:text-properties officeooo:rsid="002558e4" officeooo:paragraph-rsid="002558e4"/>
    </style:style>
    <style:style style:name="P12" style:family="paragraph" style:parent-style-name="Standard">
      <style:paragraph-properties fo:text-align="center" style:justify-single-word="false"/>
      <style:text-properties officeooo:rsid="002558e4" officeooo:paragraph-rsid="002558e4"/>
    </style:style>
    <style:style style:name="P13" style:family="paragraph" style:parent-style-name="Standard">
      <style:paragraph-properties fo:text-align="center" style:justify-single-word="false"/>
      <style:text-properties officeooo:rsid="00273f58" officeooo:paragraph-rsid="00273f58"/>
    </style:style>
    <style:style style:name="P14" style:family="paragraph" style:parent-style-name="Standard">
      <style:paragraph-properties fo:text-align="start" style:justify-single-word="false"/>
      <style:text-properties officeooo:rsid="00273f58" officeooo:paragraph-rsid="00273f58"/>
    </style:style>
    <style:style style:name="P1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paragraph-rsid="00273f58"/>
    </style:style>
    <style:style style:name="P16" style:family="paragraph" style:parent-style-name="Standard">
      <style:paragraph-properties fo:text-align="start" style:justify-single-word="false"/>
      <style:text-properties officeooo:paragraph-rsid="00273f58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284f62"/>
    </style:style>
    <style:style style:name="T1" style:family="text">
      <style:text-properties officeooo:rsid="001a665e"/>
    </style:style>
    <style:style style:name="T2" style:family="text">
      <style:text-properties officeooo:rsid="001c3d8a"/>
    </style:style>
    <style:style style:name="T3" style:family="text">
      <style:text-properties fo:color="#ff4000" loext:opacity="100%" officeooo:rsid="001c3d8a"/>
    </style:style>
    <style:style style:name="T4" style:family="text">
      <style:text-properties officeooo:rsid="001dfcf8"/>
    </style:style>
    <style:style style:name="T5" style:family="text">
      <style:text-properties fo:color="#f10d0c" loext:opacity="100%" officeooo:rsid="001dfcf8"/>
    </style:style>
    <style:style style:name="T6" style:family="text">
      <style:text-properties fo:color="#f10d0c" loext:opacity="100%" officeooo:rsid="001e1fa8"/>
    </style:style>
    <style:style style:name="T7" style:family="text">
      <style:text-properties fo:color="#f10d0c" loext:opacity="100%" officeooo:rsid="001ece7d"/>
    </style:style>
    <style:style style:name="T8" style:family="text">
      <style:text-properties officeooo:rsid="001e07e7"/>
    </style:style>
    <style:style style:name="T9" style:family="text">
      <style:text-properties officeooo:rsid="001e1fa8"/>
    </style:style>
    <style:style style:name="T10" style:family="text">
      <style:text-properties fo:color="#1c1c1c" loext:opacity="100%" officeooo:rsid="001e1fa8"/>
    </style:style>
    <style:style style:name="T11" style:family="text">
      <style:text-properties fo:color="#1c1c1c" loext:opacity="100%" officeooo:rsid="001ece7d"/>
    </style:style>
    <style:style style:name="T12" style:family="text">
      <style:text-properties fo:color="#00a933" loext:opacity="100%" officeooo:rsid="001e1fa8"/>
    </style:style>
    <style:style style:name="T13" style:family="text">
      <style:text-properties officeooo:rsid="001ece7d"/>
    </style:style>
    <style:style style:name="T14" style:family="text">
      <style:text-properties fo:color="#a1467e" loext:opacity="100%"/>
    </style:style>
    <style:style style:name="T15" style:family="text">
      <style:text-properties fo:color="#a1467e" loext:opacity="100%" officeooo:rsid="001ece7d"/>
    </style:style>
    <style:style style:name="T16" style:family="text">
      <style:text-properties fo:color="#a1467e" loext:opacity="100%" style:font-name="JetBrains Mono" fo:font-style="normal" fo:font-weight="normal" officeooo:rsid="001ece7d" style:font-style-asian="normal" style:font-weight-asian="normal"/>
    </style:style>
    <style:style style:name="T17" style:family="text">
      <style:text-properties officeooo:rsid="001f7bc1"/>
    </style:style>
    <style:style style:name="T18" style:family="text">
      <style:text-properties style:font-name="JetBrains Mono" fo:font-style="normal" fo:font-weight="normal" style:font-style-asian="normal" style:font-weight-asian="normal"/>
    </style:style>
    <style:style style:name="T19" style:family="text">
      <style:text-properties style:font-name="JetBrains Mono" fo:font-style="normal" fo:font-weight="normal" officeooo:rsid="001ece7d" style:font-style-asian="normal" style:font-weight-asian="normal"/>
    </style:style>
    <style:style style:name="T20" style:family="text">
      <style:text-properties style:font-name="JetBrains Mono" fo:font-style="italic" fo:font-weight="normal" style:font-style-asian="italic" style:font-weight-asian="normal"/>
    </style:style>
    <style:style style:name="T21" style:family="text">
      <style:text-properties officeooo:rsid="002345ec"/>
    </style:style>
    <style:style style:name="T22" style:family="text">
      <style:text-properties officeooo:rsid="00261952"/>
    </style:style>
    <style:style style:name="T23" style:family="text">
      <style:text-properties style:text-line-through-style="solid" style:text-line-through-type="single" style:text-underline-style="none" officeooo:rsid="00261952"/>
    </style:style>
    <style:style style:name="T24" style:family="text">
      <style:text-properties style:text-line-through-style="none" style:text-line-through-type="none" style:text-underline-style="none" officeooo:rsid="00261952"/>
    </style:style>
    <style:style style:name="T25" style:family="text">
      <style:text-properties style:text-line-through-style="none" style:text-line-through-type="none" style:text-underline-style="none" officeooo:rsid="00268510"/>
    </style:style>
    <style:style style:name="T26" style:family="text">
      <style:text-properties officeooo:rsid="00268510"/>
    </style:style>
    <style:style style:name="T27" style:family="text">
      <style:text-properties fo:color="#ff0000" loext:opacity="100%" style:text-line-through-style="none" style:text-line-through-type="none" style:text-underline-style="none" officeooo:rsid="00268510"/>
    </style:style>
    <style:style style:name="T2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officeooo:rsid="00284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ientação Objetos</text:p>
      <text:p text:style-name="P1"/>
      <text:p text:style-name="P3"><text:tab/>Orientação a objeto serve mapear o mundo real para o mundo computacional, ou seja, é forma de representarmos de forma computacional algo do mundo real, onde podemos dar características. Assim um objeto é um espaço de memória onde podemos <text:span text:style-name="T1">alocar </text:span>diferentes tipos de dados. </text:p>
      <text:p text:style-name="P3"><text:tab/><text:span text:style-name="T1">Classe é o que temos em java para representar algo do mundo real com funcionalidades em comum. Por exemplo.: Uma classe chamada carro onde teríamos o modelo, ano, cor. Também poderíamos ter uma classe funcionário onde teríamos matricula, CPF, número. Etc. </text:span><text:span text:style-name="T2">Assim </text:span><text:span text:style-name="T3">Classe é um agrupamento de coisas que vão dar origens a um objeto</text:span><text:span text:style-name="T2">.</text:span></text:p>
      <text:p text:style-name="P3"/>
      <text:p text:style-name="P3"><text:tab/><text:span text:style-name="T4">As classes em Orientação Objeto são que chamamos de domínio algo que representa o mapeamento do mundo real. Sendo assim o método </text:span><text:span text:style-name="T5">main</text:span><text:span text:style-name="T6">(</text:span><text:span text:style-name="T12">Ponto de entrada para execução das</text:span><text:span text:style-name="T10"> </text:span><text:span text:style-name="T12">classes</text:span><text:span text:style-name="T6">.)</text:span><text:span text:style-name="T4"> não é obrigatório.</text:span></text:p>
      <text:p text:style-name="P3"><text:tab/><text:span text:style-name="T8">As são templates que darão origem aos objetos nesse templates podemos ter atributos/características ou métodos/comportamentos. </text:span><text:span text:style-name="T9">Ou seja classe é como se fosse uma forma que dará origens a objetos.</text:span></text:p>
      <text:p text:style-name="P3"/>
      <text:p text:style-name="P3"><text:tab/><text:span text:style-name="T13">Para se criarmos um objeto devemos importar a classe em seguida darmos o nome a uma variável de referência em seguida utilizamos a palavra </text:span><text:span text:style-name="T7">new o nome do objeto</text:span><text:span text:style-name="T11"> (); para assim criarmos um Objeto.</text:span></text:p>
      <text:p text:style-name="P3"/>
      <text:p text:style-name="P4">import maratonajava.academy.devdojo.maratonajava.javacore.introducaoclasses.domain.Estudante;<text:line-break/><text:line-break/>public class EstudanteTest01 {<text:line-break/> <text:s text:c="3"/>public static void main(String[] args){<text:line-break/> <text:s text:c="7"/>Estudante <text:span text:style-name="T14">estudante</text:span> <text:span text:style-name="T13">= new </text:span><text:span text:style-name="T15">Estudante</text:span><text:span text:style-name="T13">()</text:span>;<text:line-break/> <text:s text:c="3"/>}<text:line-break/>}</text:p>
      <text:p text:style-name="P3"/>
      <text:p text:style-name="P5">Agora temos uma variável de referência com nome <text:span text:style-name="T14">estudante</text:span> e um objeto com nome <text:span text:style-name="T14">Estudante</text:span>();</text:p>
      <text:p text:style-name="P5"/>
      <text:p text:style-name="P5"><text:tab/>Para colocarmos valores dentro dos atributos aos quais o Objeto estudante recebem devemos primeiro chamar a variável de referência em seguida colocarmos ponto escolhermos um das características <text:span text:style-name="T17">assim acessaremos um espaço em memoria a qual está representara um dos atributos do obejto.</text:span></text:p>
      <text:p text:style-name="P5"/>
      <text:p text:style-name="P5"/>
      <text:p text:style-name="P8"><text:span text:style-name="T18">Estudante estudante2 = new Estudante();</text:span><text:line-break/><text:line-break/><text:span text:style-name="T16">estudante</text:span><text:span text:style-name="T19">.name</text:span><text:span text:style-name="T18"> = "Sanji";</text:span><text:line-break/><text:span text:style-name="T18">System.</text:span><text:span text:style-name="T20">out</text:span><text:span text:style-name="T18">.println(estudante.name)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oesão</text:p>
      <text:p text:style-name="P9"/>
      <text:p text:style-name="P10"><text:tab/>Coesão está relacionado ao propósito das classes quanto mais coeso for o código melhor será, assim facilitará a escrita.</text:p>
      <text:p text:style-name="P10"><text:tab/><text:span text:style-name="T21">Quanto maior a coesão mais específico será o proposto de uma classe. Exemplo a classe estudante só tera atributos relacionados aos estudantes.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Métodos</text:p>
      <text:p text:style-name="P11"/>
      <text:p text:style-name="P11"><text:tab/>Métodos são os comportamentos das classes.</text:p>
      <text:p text:style-name="P6"><text:tab/><text:span text:style-name="T22">Os métodos são parecidos com os atributos POREM com funcionalidades totalmente diferentes</text:span></text:p>
      <text:p text:style-name="P6"><text:tab/><text:span text:style-name="T22">Iniciamos um método com o modificador de acesso, depois colocamos um retorno assim sendo um método sempre retornará algo ou retornará nada </text:span><text:span text:style-name="T26">e em seguida colocamos o nome do método seguindo as convenções das variáveis após abre e fecha parênteses e abre e fecha conchetes.</text:span></text:p>
      <text:p text:style-name="P6"><text:tab/><text:span text:style-name="T22">Exemplo posso pedir para um método </text:span><text:span text:style-name="T23">cortar,</text:span><text:span text:style-name="T24"> cortar uma maçã e me retornar dois pedaços ou posso pedir para o método cortar e não me retornar nada, assim de um jeito ou de outro o método esta sendo executado porém um tem retorno e o outro não tem.</text:span></text:p>
      <text:p text:style-name="P6"><text:span text:style-name="T24"><text:tab/>Quando queremos que método não retorne nada utilizamos </text:span><text:span text:style-name="T25">a palavra </text:span><text:span text:style-name="T27">VOID</text:span><text:span text:style-name="T25"> que significa vazio</text:span></text:p>
      <text:p text:style-name="P6"/>
      <text:p text:style-name="P6"/>
      <text:p text:style-name="Standard"><text:tab/>public void somaDoisNumeros(){<text:line-break/> <text:s text:c="3"/><text:tab/><text:tab/>System.out.println(10+10);<text:line-break/><text:tab/>}</text:p>
      <text:p text:style-name="Standard"/>
      <text:p text:style-name="P6"/>
      <text:p text:style-name="P6"/>
      <text:p text:style-name="P6"/>
      <text:p text:style-name="P6"/>
      <text:p text:style-name="P6"/>
      <text:p text:style-name="P13">Parâmetros</text:p>
      <text:p text:style-name="P13"/>
      <text:p text:style-name="P14"><text:tab/>Parâmetros são variáveis locais que serviram para determinada parte do código. <text:span text:style-name="T32">Paramentos são os dados que estão dentro dos parênteses se cria uma variável respeitando as convenções. </text:span></text:p>
      <text:p text:style-name="P15"><text:span text:style-name="T28">public void </text:span><text:span text:style-name="T29">multiplicaDoisNumeros</text:span><text:span text:style-name="T30">(</text:span><text:span text:style-name="T28">int </text:span><text:span text:style-name="T30">num1</text:span><text:span text:style-name="T28">, int </text:span><text:span text:style-name="T30">num2){</text:span><text:line-break/><text:span text:style-name="T30"> <text:s text:c="3"/>System.</text:span><text:span text:style-name="T31">out</text:span><text:span text:style-name="T30">.println(num1 * num2)</text:span><text:span text:style-name="T28">;</text:span><text:line-break/><text:span text:style-name="T30">}</text:span></text:p>
      <text:p text:style-name="P16"/>
      <text:p text:style-name="Standard"><text:tab/><text:span text:style-name="T32">Quando se chama o parâmetro ele se cham argumento, ou seja, passa-se um parâmetro e chama-se um argumento.</text:span></text:p>
      <text:p text:style-name="P17"><text:span text:style-name="T28">public class </text:span><text:span text:style-name="T30">CalculadoraTest02 {</text:span><text:line-break/><text:span text:style-name="T30"> <text:s text:c="3"/></text:span><text:span text:style-name="T28">public static void </text:span><text:span text:style-name="T29">main</text:span><text:span text:style-name="T30">(String[] args) {</text:span><text:line-break/><text:span text:style-name="T30"> <text:s text:c="7"/>Calculadora calculadora = </text:span><text:span text:style-name="T28">new </text:span><text:span text:style-name="T30">Calculadora()</text:span><text:span text:style-name="T28">;</text:span><text:line-break/><text:span text:style-name="T28"> <text:s text:c="7"/></text:span><text:span text:style-name="T30">Scanner input = </text:span><text:span text:style-name="T28">new </text:span><text:span text:style-name="T30">Scanner(System.</text:span><text:span text:style-name="T31">in</text:span><text:span text:style-name="T30">)</text:span><text:span text:style-name="T28">;</text:span><text:line-break/><text:span text:style-name="T28"> <text:s text:c="7"/></text:span><text:span text:style-name="T30">calculadora.multiplicaDoisNumeros(input.nextInt()</text:span><text:span text:style-name="T28">, </text:span><text:span text:style-name="T30">input.nextInt())</text:span><text:span text:style-name="T28">; </text:span><text:span text:style-name="T30">}</text:span><text:line-break/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3:23:54.926000000</meta:creation-date>
    <dc:date>2022-07-20T16:17:31.157000000</dc:date>
    <meta:editing-duration>PT2H51M37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25" meta:word-count="533" meta:character-count="3648" meta:non-whitespace-character-count="3064"/>
  </office:meta>
</office:document-meta>
</file>